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4aced"/>
    </style:style>
    <style:style style:name="P3" style:family="paragraph" style:parent-style-name="Text_20_body" style:list-style-name="L1">
      <style:text-properties officeooo:paragraph-rsid="000a7aca"/>
    </style:style>
    <style:style style:name="P4" style:family="paragraph" style:parent-style-name="Text_20_body" style:list-style-name="L1">
      <style:text-properties fo:language="ru" fo:country="RU" fo:font-weight="normal" officeooo:rsid="0014aced" officeooo:paragraph-rsid="0014aced" style:font-weight-asian="normal" style:font-weight-complex="normal"/>
    </style:style>
    <style:style style:name="P5" style:family="paragraph" style:parent-style-name="Text_20_body" style:list-style-name="L1">
      <style:text-properties fo:language="ru" fo:country="RU" officeooo:rsid="000a7aca" officeooo:paragraph-rsid="000a7aca"/>
    </style:style>
    <style:style style:name="P6" style:family="paragraph" style:parent-style-name="Text_20_body" style:list-style-name="L1">
      <style:text-properties fo:language="ru" fo:country="RU" officeooo:rsid="000a7aca" officeooo:paragraph-rsid="000d5186"/>
    </style:style>
    <style:style style:name="P7" style:family="paragraph" style:parent-style-name="Text_20_body" style:list-style-name="L1">
      <style:text-properties fo:language="ru" fo:country="RU" officeooo:rsid="000ea5bd" officeooo:paragraph-rsid="001078ff"/>
    </style:style>
    <style:style style:name="P8" style:family="paragraph" style:parent-style-name="Text_20_body" style:list-style-name="L1">
      <style:text-properties fo:language="ru" fo:country="RU" officeooo:rsid="001078ff" officeooo:paragraph-rsid="001078ff"/>
    </style:style>
    <style:style style:name="P9" style:family="paragraph" style:parent-style-name="Text_20_body" style:list-style-name="L1">
      <style:text-properties officeooo:rsid="00026d1c" officeooo:paragraph-rsid="00044018"/>
    </style:style>
    <style:style style:name="P10" style:family="paragraph" style:parent-style-name="Text_20_body" style:list-style-name="L1">
      <style:text-properties officeooo:rsid="00026d1c" officeooo:paragraph-rsid="00044792"/>
    </style:style>
    <style:style style:name="P11" style:family="paragraph" style:parent-style-name="Text_20_body" style:list-style-name="L1">
      <style:text-properties officeooo:rsid="00026d1c" officeooo:paragraph-rsid="0008c9b4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  <style:text-properties officeooo:paragraph-rsid="0006267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normal" officeooo:rsid="0002fafe" style:font-style-asian="italic" style:font-weight-asian="normal" style:font-style-complex="italic" style:font-weight-complex="normal"/>
    </style:style>
    <style:style style:name="T3" style:family="text">
      <style:text-properties fo:language="ru" fo:country="RU" officeooo:rsid="0003fa46"/>
    </style:style>
    <style:style style:name="T4" style:family="text">
      <style:text-properties fo:language="ru" fo:country="RU" officeooo:rsid="00044018"/>
    </style:style>
    <style:style style:name="T5" style:family="text">
      <style:text-properties fo:language="ru" fo:country="RU" officeooo:rsid="0005cf0d"/>
    </style:style>
    <style:style style:name="T6" style:family="text">
      <style:text-properties fo:language="ru" fo:country="RU" officeooo:rsid="0008a849"/>
    </style:style>
    <style:style style:name="T7" style:family="text">
      <style:text-properties fo:language="ru" fo:country="RU" officeooo:rsid="0009737d"/>
    </style:style>
    <style:style style:name="T8" style:family="text">
      <style:text-properties fo:language="ru" fo:country="RU" officeooo:rsid="0008c9b4"/>
    </style:style>
    <style:style style:name="T9" style:family="text">
      <style:text-properties fo:color="#00ae00" fo:language="en" fo:country="US" fo:text-shadow="none" fo:font-weight="bold" officeooo:rsid="00016187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fo:font-weight="normal" officeooo:rsid="0002fafe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officeooo:rsid="00044018" style:font-style-asian="italic" style:font-style-complex="italic"/>
    </style:style>
    <style:style style:name="T13" style:family="text">
      <style:text-properties fo:language="en" fo:country="US" officeooo:rsid="00044018"/>
    </style:style>
    <style:style style:name="T14" style:family="text">
      <style:text-properties fo:language="en" fo:country="US" officeooo:rsid="00026d1c"/>
    </style:style>
    <style:style style:name="T15" style:family="text">
      <style:text-properties fo:language="en" fo:country="US" officeooo:rsid="0008c9b4"/>
    </style:style>
    <style:style style:name="T16" style:family="text">
      <style:text-properties fo:language="en" fo:country="US" officeooo:rsid="0008a849"/>
    </style:style>
    <style:style style:name="T17" style:family="text">
      <style:text-properties fo:language="en" fo:country="US" fo:font-style="normal" officeooo:rsid="0008c9b4" style:font-style-asian="normal" style:font-style-complex="normal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0b98aa" style:font-weight-asian="bold" style:font-weight-complex="bold"/>
    </style:style>
    <style:style style:name="T20" style:family="text">
      <style:text-properties fo:language="en" fo:country="US" fo:font-weight="bold" officeooo:rsid="000d5186" style:font-weight-asian="bold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0b98aa" style:font-weight-asian="normal" style:font-weight-complex="normal"/>
    </style:style>
    <style:style style:name="T23" style:family="text">
      <style:text-properties fo:language="en" fo:country="US" fo:font-weight="normal" officeooo:rsid="000d5186" style:font-weight-asian="normal" style:font-weight-complex="normal"/>
    </style:style>
    <style:style style:name="T24" style:family="text">
      <style:text-properties fo:language="en" fo:country="US" fo:font-weight="normal" officeooo:rsid="000eafc6" style:font-weight-asian="normal" style:font-weight-complex="normal"/>
    </style:style>
    <style:style style:name="T25" style:family="text">
      <style:text-properties fo:language="en" fo:country="US" fo:font-weight="normal" officeooo:rsid="001078ff" style:font-weight-asian="normal" style:font-weight-complex="normal"/>
    </style:style>
    <style:style style:name="T26" style:family="text">
      <style:text-properties fo:language="en" fo:country="US" officeooo:rsid="000eafc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b98aa" style:font-weight-asian="normal" style:font-weight-complex="normal"/>
    </style:style>
    <style:style style:name="T29" style:family="text">
      <style:text-properties fo:font-weight="normal" officeooo:rsid="000eafc6" style:font-weight-asian="normal" style:font-weight-complex="normal"/>
    </style:style>
    <style:style style:name="T30" style:family="text">
      <style:text-properties fo:font-weight="normal" officeooo:rsid="001078ff" style:font-weight-asian="normal" style:font-weight-complex="normal"/>
    </style:style>
    <style:style style:name="T31" style:family="text">
      <style:text-properties fo:color="#000000" fo:language="en" fo:country="US" fo:text-shadow="none"/>
    </style:style>
    <style:style style:name="T32" style:family="text">
      <style:text-properties fo:color="#000000" fo:language="en" fo:country="US" fo:text-shadow="none" fo:font-weight="bold" officeooo:rsid="00016187" style:font-weight-asian="bold" style:font-weight-complex="bold"/>
    </style:style>
    <style:style style:name="T33" style:family="text">
      <style:text-properties fo:color="#000000" fo:language="en" fo:country="US" fo:text-shadow="none" officeooo:rsid="000eafc6"/>
    </style:style>
    <style:style style:name="T34" style:family="text">
      <style:text-properties fo:color="#000000" fo:language="en" fo:country="US" fo:text-shadow="none" officeooo:rsid="0017904c"/>
    </style:style>
    <style:style style:name="T35" style:family="text">
      <style:text-properties fo:color="#000000" fo:language="en" fo:country="US" fo:font-style="italic" officeooo:rsid="00016187" style:font-style-asian="italic" style:font-style-complex="italic"/>
    </style:style>
    <style:style style:name="T36" style:family="text">
      <style:text-properties fo:color="#000000" fo:language="ru" fo:country="RU" fo:font-style="italic" officeooo:rsid="00016187" style:font-style-asian="italic" style:font-style-complex="italic"/>
    </style:style>
    <style:style style:name="T37" style:family="text">
      <style:text-properties fo:color="#000000" fo:text-shadow="none"/>
    </style:style>
    <style:style style:name="T38" style:family="text">
      <style:text-properties fo:color="#000000" fo:text-shadow="none" officeooo:rsid="0001618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0eafc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Обозначения</text:h>
      <text:p text:style-name="Text_20_body"><text:span text:style-name="T11">&lt;</text:span><text:span text:style-name="T2">Текст</text:span><text:span text:style-name="T11">&gt; </text:span><text:span text:style-name="T10">- </text:span><text:span text:style-name="T3">плейсхолдер с комментарием</text:span></text:p>
      <text:h text:style-name="P13" text:outline-level="2">Формат макроса</text:h>
      <text:list xml:id="list116401586495816071" text:style-name="L1">
        <text:list-item>
          <text:p text:style-name="P2"><text:span text:style-name="T10">Ограничители макроса</text:span><text:span text:style-name="T1">:</text:span><text:span text:style-name="T9"> </text:span><text:span text:style-name="T32">{</text:span><text:span text:style-name="T35">&lt;</text:span><text:span text:style-name="T36">тело макроса</text:span><text:span text:style-name="T35">&gt;</text:span><text:span text:style-name="T32">}</text:span></text:p>
        </text:list-item>
        <text:list-item>
          <text:p text:style-name="P4"><text:span text:style-name="T38">Для </text:span><text:span text:style-name="T37">передачи в макрос фигурной скобки(</text:span><text:span text:style-name="T33">“</text:span><text:span text:style-name="T31">{</text:span><text:span text:style-name="T33">“</text:span><text:span text:style-name="T31"> и </text:span><text:span text:style-name="T33">“</text:span><text:span text:style-name="T31">}</text:span><text:span text:style-name="T33">“</text:span><text:span text:style-name="T37">) использовать конструкцию </text:span><text:span text:style-name="T33">“</text:span><text:span text:style-name="T31">{</text:span><text:span text:style-name="T34">u:</text:span><text:span text:style-name="T31">{}</text:span><text:span text:style-name="T33">“</text:span><text:span text:style-name="T31"> </text:span><text:span text:style-name="T37">и </text:span><text:span text:style-name="T33">“</text:span><text:span text:style-name="T31">{</text:span><text:span text:style-name="T34">u:</text:span><text:span text:style-name="T31">}}</text:span><text:span text:style-name="T33">“</text:span></text:p>
        </text:list-item>
        <text:list-item>
          <text:p text:style-name="P9">Вывод<text:span text:style-name="T10">(</text:span><text:span text:style-name="T4">событие</text:span><text:span text:style-name="T10"> Press)</text:span> символа по кейкоду: <text:span text:style-name="T10">{</text:span><text:span text:style-name="T12">&lt;Key code&gt;</text:span><text:span text:style-name="T10">}</text:span></text:p>
        </text:list-item>
        <text:list-item>
          <text:p text:style-name="P9"><text:span text:style-name="T10">Вывод символа </text:span><text:span text:style-name="T4">юникода</text:span><text:span text:style-name="T10">(</text:span><text:span text:style-name="T4">событие</text:span><text:span text:style-name="T10"> Press) : {</text:span><text:span text:style-name="T13">u</text:span><text:span text:style-name="T10">:</text:span><text:span text:style-name="T12">&lt;Symbol&gt;</text:span><text:span text:style-name="T10">}</text:span></text:p>
        </text:list-item>
        <text:list-item>
          <text:p text:style-name="P10"><text:span text:style-name="T1">Симуляция множественного нажатия(</text:span><text:span text:style-name="T4">событие</text:span><text:span text:style-name="T10"> Press</text:span><text:span text:style-name="T1">)</text:span><text:span text:style-name="T10"> кейкод</text:span><text:span text:style-name="T1">а</text:span><text:span text:style-name="T10">: <text:line-break/>{</text:span><text:span text:style-name="T12">&lt;Key code&gt;</text:span><text:span text:style-name="T10"> </text:span><text:span text:style-name="T12">&lt;Number of press events&gt;</text:span><text:span text:style-name="T10">}</text:span></text:p>
        </text:list-item>
        <text:list-item>
          <text:p text:style-name="P10"><text:span text:style-name="T1">Симуляция множественного нажатия(</text:span><text:span text:style-name="T4">событие</text:span><text:span text:style-name="T10"> Press</text:span><text:span text:style-name="T1">)</text:span><text:span text:style-name="T10"> </text:span><text:span text:style-name="T13">юникод символа</text:span><text:span text:style-name="T10">: <text:line-break/>{</text:span><text:span text:style-name="T13">u</text:span><text:span text:style-name="T10">:</text:span><text:span text:style-name="T12">&lt;Unicode symbol&gt;</text:span><text:span text:style-name="T10"> </text:span><text:span text:style-name="T12">&lt;Number of press events&gt;</text:span><text:span text:style-name="T10">}</text:span></text:p>
        </text:list-item>
        <text:list-item>
          <text:p text:style-name="P11"><text:span text:style-name="T1">Симуляция нажатия(</text:span><text:span text:style-name="T5">событие</text:span><text:span text:style-name="T1"> </text:span><text:span text:style-name="T10">Key Down</text:span><text:span text:style-name="T1">)</text:span><text:span text:style-name="T10"> кейкод</text:span><text:span text:style-name="T1">а</text:span><text:span text:style-name="T10">: {</text:span><text:span text:style-name="T12">&lt;Key code&gt;</text:span><text:span text:style-name="T10"> </text:span><text:span text:style-name="T1">+</text:span><text:span text:style-name="T10">}</text:span></text:p>
        </text:list-item>
        <text:list-item>
          <text:p text:style-name="P11"><text:span text:style-name="T1">Симуляция отпускания(</text:span><text:span text:style-name="T5">событие</text:span><text:span text:style-name="T1"> </text:span><text:span text:style-name="T10">Key Up</text:span><text:span text:style-name="T1">)</text:span><text:span text:style-name="T10"> кейкод</text:span><text:span text:style-name="T1">а</text:span><text:span text:style-name="T10">: {</text:span><text:span text:style-name="T12">&lt;Key code&gt;</text:span><text:span text:style-name="T10"> </text:span><text:span text:style-name="T1">-</text:span><text:span text:style-name="T10">}</text:span></text:p>
        </text:list-item>
        <text:list-item>
          <text:p text:style-name="P1"><text:span text:style-name="T6">Включение, </text:span><text:span text:style-name="T7">вык</text:span><text:span text:style-name="T6">лючение клавиш, которые это поддерживают(</text:span><text:span text:style-name="T16">Caps lock </text:span><text:span text:style-name="T6">и т. д.):<text:line-break/></text:span><text:span text:style-name="T14">{</text:span><text:span text:style-name="T12">&lt;Key code&gt; </text:span><text:span text:style-name="T10">on</text:span><text:span text:style-name="T14">}, {</text:span><text:span text:style-name="T12">&lt;Key code&gt; </text:span><text:span text:style-name="T10">off</text:span><text:span text:style-name="T14">}</text:span></text:p>
        </text:list-item>
        <text:list-item>
          <text:p text:style-name="P3"><text:span text:style-name="T8">Переключение(</text:span><text:span text:style-name="T15">toggle</text:span><text:span text:style-name="T8">) состояния клавиш, которые это поддерживают(</text:span><text:span text:style-name="T16">Caps lock </text:span><text:span text:style-name="T6">и т. д.</text:span><text:span text:style-name="T8">)</text:span><text:span text:style-name="T15">:</text:span><text:span text:style-name="T8"> </text:span><text:span text:style-name="T14">{</text:span><text:span text:style-name="T12">&lt;Key code&gt; </text:span><text:span text:style-name="T17">t</text:span><text:span text:style-name="T14">}</text:span></text:p>
        </text:list-item>
        <text:list-item>
          <text:p text:style-name="P5">Сокращения для управляющих клавиш:</text:p>
          <text:list>
            <text:list-item>
              <text:p text:style-name="P5"><text:span text:style-name="T39"><text:s/>!</text:span> - сокращение для зажатия <text:span text:style-name="T10">Alt. </text:span><text:span text:style-name="T40">Например !</text:span><text:span text:style-name="T26">{A} </text:span><text:span text:style-name="T40">означает комбинацию </text:span><text:span text:style-name="T26">Ctrl+A</text:span></text:p>
            </text:list-item>
            <text:list-item>
              <text:p text:style-name="P5"><text:span text:style-name="T10"><text:s/></text:span><text:span text:style-name="T18">+ </text:span><text:span text:style-name="T21">- </text:span><text:span text:style-name="T27">сокращение для зажатия </text:span><text:span text:style-name="T21">Shift</text:span></text:p>
            </text:list-item>
            <text:list-item>
              <text:p text:style-name="P5"><text:span text:style-name="T21"><text:s/></text:span><text:span text:style-name="T19">^</text:span><text:span text:style-name="T22"> - </text:span><text:span text:style-name="T28">сокращение для </text:span><text:span text:style-name="T22">Control</text:span></text:p>
            </text:list-item>
            <text:list-item>
              <text:p text:style-name="P6"><text:span text:style-name="T22"><text:s/></text:span><text:span text:style-name="T20">#</text:span><text:span text:style-name="T23"> - </text:span><text:span text:style-name="T28">сокращение для </text:span><text:span text:style-name="T23">Win</text:span></text:p>
            </text:list-item>
            <text:list-item>
              <text:p text:style-name="P7"><text:span text:style-name="T27">Для указания последовательности </text:span><text:span text:style-name="T29">нажатых при зажатой управляющей клавиши использовать скобки </text:span><text:span text:style-name="T24">“(“ </text:span><text:span text:style-name="T29">и</text:span><text:span text:style-name="T24"> “)”. </text:span><text:span text:style-name="T30">Например !(</text:span><text:span text:style-name="T25">{A}{R}</text:span><text:span text:style-name="T30">) означает нажатие клавиш с кейкодами </text:span><text:span text:style-name="T25">A </text:span><text:span text:style-name="T30">и </text:span><text:span text:style-name="T25">R </text:span><text:span text:style-name="T30">при нажатой клавише </text:span><text:span text:style-name="T25">Alt.</text:span></text:p>
            </text:list-item>
            <text:list-item>
              <text:p text:style-name="P8"><text:span text:style-name="T27">Возможность зажимать сразу несколько управляющих клавиш с помощью последовательностей символов сокращения управляющих клавиш. <text:line-break/>Например</text:span><text:span text:style-name="T21">: ^+{A} </text:span><text:span text:style-name="T27">означает комбинацию </text:span><text:span text:style-name="T21">Ctrl+Shift+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itvinov</meta:initial-creator>
    <meta:creation-date>2015-03-11T08:50:42.564000000</meta:creation-date>
    <meta:generator>LibreOffice/4.4.1.2$Windows_x86 LibreOffice_project/45e2de17089c24a1fa810c8f975a7171ba4cd432</meta:generator>
    <dc:date>2015-03-14T16:17:07.895000000</dc:date>
    <meta:editing-duration>PT6H12M5S</meta:editing-duration>
    <meta:editing-cycles>25</meta:editing-cycles>
    <meta:document-statistic meta:table-count="0" meta:image-count="0" meta:object-count="0" meta:page-count="1" meta:paragraph-count="20" meta:word-count="199" meta:character-count="1449" meta:non-whitespace-character-count="1246"/>
  </office:meta>
</office:document-meta>
</file>